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pletAdapter.getConfiguration( CopletInstance coplet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pletAdapter.streamContentAndCache( final CopletInstance coplet , final ContentHandler contentHandl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CopletAdapter.toSAX( CopletInstance coplet , ContentHandler contentHandl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AbstractCopletAdapter.renderErrorContent( CopletInstance coplet , ContentHandler handler , 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Adapter.login( CopletInstance copl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CopletAdapter.destroy( CopletDefinition cop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pletAdapter.getLoaderRunnable( Runnable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Thread.join( final long mi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Adapter.getConfiguration( CopletInstance coplet , String key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pletAdapter.inform( CopletInstanceEvent ev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CopletAdapter.logout( CopletInstance cop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aderThread.LoaderThread( AbstractCopletAdapter adapter , CopletInstance coplet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pletAdapter.init( CopletDefinition cop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aderThread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pletAdapter.setRunnableManager( RunnableManager runnabl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Adapter.getCacheKey( CopletInstance copl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